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166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7.107cm"/>
    </style:style>
    <style:style style:name="co10" style:family="table-column">
      <style:table-column-properties fo:break-before="auto" style:column-width="4.81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879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494cm"/>
    </style:style>
    <style:style style:name="co15" style:family="table-column">
      <style:table-column-properties fo:break-before="auto" style:column-width="2.649cm"/>
    </style:style>
    <style:style style:name="co16" style:family="table-column">
      <style:table-column-properties fo:break-before="auto" style:column-width="5.292cm"/>
    </style:style>
    <style:style style:name="co17" style:family="table-column">
      <style:table-column-properties fo:break-before="auto" style:column-width="2.078cm"/>
    </style:style>
    <style:style style:name="co18" style:family="table-column">
      <style:table-column-properties fo:break-before="auto" style:column-width="3.33cm"/>
    </style:style>
    <style:style style:name="co19" style:family="table-column">
      <style:table-column-properties fo:break-before="auto" style:column-width="3.685cm"/>
    </style:style>
    <style:style style:name="co20" style:family="table-column">
      <style:table-column-properties fo:break-before="auto" style:column-width="3.085cm"/>
    </style:style>
    <style:style style:name="co21" style:family="table-column">
      <style:table-column-properties fo:break-before="auto" style:column-width="6.625cm"/>
    </style:style>
    <style:style style:name="co22" style:family="table-column">
      <style:table-column-properties fo:break-before="auto" style:column-width="3.521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4.038cm"/>
    </style:style>
    <style:style style:name="co25" style:family="table-column">
      <style:table-column-properties fo:break-before="auto" style:column-width="1.642cm"/>
    </style:style>
    <style:style style:name="co26" style:family="table-column">
      <style:table-column-properties fo:break-before="auto" style:column-width="3.357cm"/>
    </style:style>
    <style:style style:name="co27" style:family="table-column">
      <style:table-column-properties fo:break-before="auto" style:column-width="4.337cm"/>
    </style:style>
    <style:style style:name="co28" style:family="table-column">
      <style:table-column-properties fo:break-before="auto" style:column-width="4.911cm"/>
    </style:style>
    <style:style style:name="co29" style:family="table-column">
      <style:table-column-properties fo:break-before="auto" style:column-width="3.194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921cm"/>
    </style:style>
    <style:style style:name="co32" style:family="table-column">
      <style:table-column-properties fo:break-before="auto" style:column-width="1.588cm"/>
    </style:style>
    <style:style style:name="co33" style:family="table-column">
      <style:table-column-properties fo:break-before="auto" style:column-width="2.187cm"/>
    </style:style>
    <style:style style:name="co34" style:family="table-column">
      <style:table-column-properties fo:break-before="auto" style:column-width="0.688cm"/>
    </style:style>
    <style:style style:name="co35" style:family="table-column">
      <style:table-column-properties fo:break-before="auto" style:column-width="1.478cm"/>
    </style:style>
    <style:style style:name="co36" style:family="table-column">
      <style:table-column-properties fo:break-before="auto" style:column-width="0.497cm"/>
    </style:style>
    <style:style style:name="co37" style:family="table-column">
      <style:table-column-properties fo:break-before="auto" style:column-width="1.071cm"/>
    </style:style>
    <style:style style:name="co38" style:family="table-column">
      <style:table-column-properties fo:break-before="auto" style:column-width="1.2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8" table:number-columns-repeated="4" table:default-cell-style-name="Default"/>
        <table:table-column table:style-name="co29" table:number-columns-repeated="3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number-columns-repeated="2" table:default-cell-style-name="Default"/>
        <table:table-column table:style-name="co32" table:number-columns-repeated="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" table:number-columns-repeated="2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" table:default-cell-style-name="Default"/>
        <table:table-column table:style-name="co37" table:default-cell-style-name="Default"/>
        <table:table-column table:style-name="co36" table:number-columns-repeated="2" table:default-cell-style-name="Default"/>
        <table:table-column table:style-name="co11" table:number-columns-repeated="2" table:default-cell-style-name="Default"/>
        <table:table-column table:style-name="co36" table:number-columns-repeated="2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6" table:number-columns-repeated="3" table:default-cell-style-name="Default"/>
        <table:table-column table:style-name="co11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36" table:default-cell-style-name="Default"/>
        <table:table-row table:style-name="ro1">
          <table:table-cell office:value-type="string">
            <text:p>Partlist</text:p>
          </table:table-cell>
          <table:table-cell table:number-columns-repeated="85"/>
        </table:table-row>
        <table:table-row table:style-name="ro1">
          <table:table-cell table:number-columns-repeated="86"/>
        </table:table-row>
        <table:table-row table:style-name="ro2">
          <table:table-cell office:value-type="string">
            <text:p>Exported</text:p>
          </table:table-cell>
          <table:table-cell office:value-type="string">
            <text:p>from</text:p>
          </table:table-cell>
          <table:table-cell office:value-type="string">
            <text:p>melzi.sch</text:p>
          </table:table-cell>
          <table:table-cell office:value-type="string">
            <text:p>at</text:p>
          </table:table-cell>
          <table:table-cell table:style-name="ce1" office:value-type="string">
            <text:p>26/07/2012</text:p>
          </table:table-cell>
          <table:table-cell table:style-name="ce1" office:value-type="string">
            <text:p>16:26</text:p>
          </table:table-cell>
          <table:table-cell table:number-columns-repeated="80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EAGLE</text:p>
          </table:table-cell>
          <table:table-cell office:value-type="string">
            <text:p>Version</text:p>
          </table:table-cell>
          <table:table-cell table:style-name="ce1" office:value-type="string">
            <text:p>6.2.0</text:p>
          </table:table-cell>
          <table:table-cell office:value-type="string">
            <text:p>Copyright</text:p>
          </table:table-cell>
          <table:table-cell office:value-type="string">
            <text:p>(c)</text:p>
          </table:table-cell>
          <table:table-cell office:value-type="string">
            <text:p>CadSoft</text:p>
          </table:table-cell>
          <table:table-cell office:value-type="string">
            <text:p>1988-2012</text:p>
          </table:table-cell>
          <table:table-cell table:number-columns-repeated="79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Assembly</text:p>
          </table:table-cell>
          <table:table-cell office:value-type="string">
            <text:p>variant:</text:p>
          </table:table-cell>
          <table:table-cell table:number-columns-repeated="84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/>
          <table:table-cell office:value-type="string">
            <text:p>Device</text:p>
          </table:table-cell>
          <table:table-cell table:number-columns-repeated="46"/>
          <table:table-cell office:value-type="string">
            <text:p>Package</text:p>
          </table:table-cell>
          <table:table-cell table:number-columns-repeated="14"/>
          <table:table-cell office:value-type="string">
            <text:p>Library</text:p>
          </table:table-cell>
          <table:table-cell table:number-columns-repeated="11"/>
          <table:table-cell office:value-type="string">
            <text:p>Sheet</text:p>
          </table:table-cell>
          <table:table-cell table:number-columns-repeated="8"/>
        </table:table-row>
        <table:table-row table:style-name="ro1">
          <table:table-cell table:number-columns-repeated="86"/>
        </table:table-row>
        <table:table-row table:style-name="ro1">
          <table:table-cell office:value-type="string">
            <text:p>B1</text:p>
          </table:table-cell>
          <table:table-cell office:value-type="string">
            <text:p>RESET</text:p>
          </table:table-cell>
          <table:table-cell/>
          <table:table-cell office:value-type="string">
            <text:p>TAC_SWITCHSMD</text:p>
          </table:table-cell>
          <table:table-cell office:value-type="string">
            <text:p>TACTILE_SWITCH_SMD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2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4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5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6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7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8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9</text:p>
          </table:table-cell>
          <table:table-cell office:value-type="string">
            <text:p>4.7uF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10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1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2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table:number-columns-repeated="45"/>
          <table:table-cell office:value-type="string">
            <text:p>PANASONIC_D</text:p>
          </table:table-cell>
          <table:table-cell table:number-columns-repeated="1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13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4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5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string">
            <text:p>C15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16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7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table:number-columns-repeated="45"/>
          <table:table-cell office:value-type="string">
            <text:p>PANASONIC_D</text:p>
          </table:table-cell>
          <table:table-cell table:number-columns-repeated="1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18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19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5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string">
            <text:p>C20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2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22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table:number-columns-repeated="45"/>
          <table:table-cell office:value-type="string">
            <text:p>PANASONIC_D</text:p>
          </table:table-cell>
          <table:table-cell table:number-columns-repeated="1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23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24</text:p>
          </table:table-cell>
          <table:table-cell office:value-type="string">
            <text:p>4.7uF, 30V</text:p>
          </table:table-cell>
          <table:table-cell/>
          <table:table-cell office:value-type="string">
            <text:p>CPOL-EUSMCC</text:p>
          </table:table-cell>
          <table:table-cell office:value-type="string">
            <text:p>SMC_C</text:p>
          </table:table-cell>
          <table:table-cell table:number-columns-repeated="5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25</text:p>
          </table:table-cell>
          <table:table-cell office:value-type="string">
            <text:p>0.33uF</text:p>
          </table:table-cell>
          <table:table-cell/>
          <table:table-cell office:value-type="string">
            <text:p>CAP0805</text:p>
          </table:table-cell>
          <table:table-cell table:number-columns-repeated="82"/>
        </table:table-row>
        <table:table-row table:style-name="ro1">
          <table:table-cell office:value-type="string">
            <text:p>C27</text:p>
          </table:table-cell>
          <table:table-cell office:value-type="string">
            <text:p>.1uf</text:p>
          </table:table-cell>
          <table:table-cell/>
          <table:table-cell office:value-type="string">
            <text:p>CAP0805</text:p>
          </table:table-cell>
          <table:table-cell office:value-type="string">
            <text:p>C805</text:p>
          </table:table-cell>
          <table:table-cell table:number-columns-repeated="6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28</text:p>
          </table:table-cell>
          <table:table-cell office:value-type="string">
            <text:p>100uF</text:p>
          </table:table-cell>
          <table:table-cell/>
          <table:table-cell office:value-type="string">
            <text:p>CPOL-EUUD-6,3X7,7</text:p>
          </table:table-cell>
          <table:table-cell office:value-type="string">
            <text:p>UD-6,3X7,7_NICHICON</text:p>
          </table:table-cell>
          <table:table-cell table:number-columns-repeated="3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29</text:p>
          </table:table-cell>
          <table:table-cell office:value-type="string">
            <text:p>100uF</text:p>
          </table:table-cell>
          <table:table-cell/>
          <table:table-cell office:value-type="string">
            <text:p>CPOL-EUUD-6,3X7,7</text:p>
          </table:table-cell>
          <table:table-cell office:value-type="string">
            <text:p>UD-6,3X7,7_NICHICON</text:p>
          </table:table-cell>
          <table:table-cell table:number-columns-repeated="3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30</text:p>
          </table:table-cell>
          <table:table-cell office:value-type="string">
            <text:p>100uF</text:p>
          </table:table-cell>
          <table:table-cell/>
          <table:table-cell office:value-type="string">
            <text:p>CPOL-EUUD-6,3X7,7</text:p>
          </table:table-cell>
          <table:table-cell office:value-type="string">
            <text:p>UD-6,3X7,7_NICHICON</text:p>
          </table:table-cell>
          <table:table-cell table:number-columns-repeated="38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C31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32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41</text:p>
          </table:table-cell>
          <table:table-cell office:value-type="string">
            <text:p>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2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42</text:p>
          </table:table-cell>
          <table:table-cell office:value-type="string">
            <text:p>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2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43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44</text:p>
          </table:table-cell>
          <table:table-cell office:value-type="string">
            <text:p>0.1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60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C45</text:p>
          </table:table-cell>
          <table:table-cell office:value-type="string">
            <text:p>0.33uF</text:p>
          </table:table-cell>
          <table:table-cell/>
          <table:table-cell office:value-type="string">
            <text:p>C-EUC1206</text:p>
          </table:table-cell>
          <table:table-cell office:value-type="string">
            <text:p>C1206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C46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47</text:p>
          </table:table-cell>
          <table:table-cell office:value-type="string">
            <text:p>0.22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5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4"/>
        </table:table-row>
        <table:table-row table:style-name="ro1">
          <table:table-cell office:value-type="string">
            <text:p>C48</text:p>
          </table:table-cell>
          <table:table-cell office:value-type="string">
            <text:p>10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7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C49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C50</text:p>
          </table:table-cell>
          <table:table-cell office:value-type="string">
            <text:p>100uF</text:p>
          </table:table-cell>
          <table:table-cell/>
          <table:table-cell office:value-type="string">
            <text:p>CPOL-USD</text:p>
          </table:table-cell>
          <table:table-cell office:value-type="string">
            <text:p>PANASONIC_D</text:p>
          </table:table-cell>
          <table:table-cell table:number-columns-repeated="55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C51</text:p>
          </table:table-cell>
          <table:table-cell office:value-type="string">
            <text:p>0.1uF</text:p>
          </table:table-cell>
          <table:table-cell/>
          <table:table-cell office:value-type="string">
            <text:p>CAPACITOR_0805</text:p>
          </table:table-cell>
          <table:table-cell office:value-type="string">
            <text:p>CAPC2012X145AN</text:p>
          </table:table-cell>
          <table:table-cell table:number-columns-repeated="46"/>
          <table:table-cell office:value-type="string">
            <text:p>ipc-7351-capacitor</text:p>
          </table:table-cell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IC5</text:p>
          </table:table-cell>
          <table:table-cell office:value-type="string">
            <text:p>7805DT</text:p>
          </table:table-cell>
          <table:table-cell/>
          <table:table-cell office:value-type="string">
            <text:p>7805DT</text:p>
          </table:table-cell>
          <table:table-cell office:value-type="string">
            <text:p>TO252</text:p>
          </table:table-cell>
          <table:table-cell table:number-columns-repeated="62"/>
          <table:table-cell office:value-type="string">
            <text:p>linear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IC6</text:p>
          </table:table-cell>
          <table:table-cell office:value-type="string">
            <text:p>ATMEGA1284P</text:p>
          </table:table-cell>
          <table:table-cell/>
          <table:table-cell office:value-type="string">
            <text:p>ATMEGA1284P</text:p>
          </table:table-cell>
          <table:table-cell office:value-type="string">
            <text:p>TQFP44</text:p>
          </table:table-cell>
          <table:table-cell table:number-columns-repeated="52"/>
          <table:table-cell office:value-type="string">
            <text:p>atmel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IC7</text:p>
          </table:table-cell>
          <table:table-cell office:value-type="string">
            <text:p>4050D</text:p>
          </table:table-cell>
          <table:table-cell/>
          <table:table-cell office:value-type="string">
            <text:p>4050D</text:p>
          </table:table-cell>
          <table:table-cell office:value-type="string">
            <text:p>SO16</text:p>
          </table:table-cell>
          <table:table-cell table:number-columns-repeated="65"/>
          <table:table-cell office:value-type="string">
            <text:p>40xx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C8</text:p>
          </table:table-cell>
          <table:table-cell office:value-type="string">
            <text:p>FT232RL-BASICSSOP</text:p>
          </table:table-cell>
          <table:table-cell/>
          <table:table-cell office:value-type="string">
            <text:p>FT232RL-BASICSSOP</text:p>
          </table:table-cell>
          <table:table-cell office:value-type="string">
            <text:p>SSOP28DB</text:p>
          </table:table-cell>
          <table:table-cell table:number-columns-repeated="3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JP1</text:p>
          </table:table-cell>
          <table:table-cell office:value-type="string">
            <text:p>X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2</text:p>
          </table:table-cell>
          <table:table-cell office:value-type="string">
            <text:p>Y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3</text:p>
          </table:table-cell>
          <table:table-cell office:value-type="string">
            <text:p>Z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4</text:p>
          </table:table-cell>
          <table:table-cell office:value-type="string">
            <text:p>E-MOT</text:p>
          </table:table-cell>
          <table:table-cell/>
          <table:table-cell office:value-type="string">
            <text:p>M04SCREW</text:p>
          </table:table-cell>
          <table:table-cell office:value-type="string">
            <text:p>SCREWTERMINAL-3.5MM-4</text:p>
          </table:table-cell>
          <table:table-cell table:number-columns-repeated="45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string">
            <text:p>JP5</text:p>
          </table:table-cell>
          <table:table-cell office:value-type="string">
            <text:p>PWR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6</text:p>
          </table:table-cell>
          <table:table-cell office:value-type="string">
            <text:p>BED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7</text:p>
          </table:table-cell>
          <table:table-cell office:value-type="string">
            <text:p>END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8</text:p>
          </table:table-cell>
          <table:table-cell office:value-type="string">
            <text:p>FAN</text:p>
          </table:table-cell>
          <table:table-cell/>
          <table:table-cell office:value-type="string">
            <text:p>M025MM</text:p>
          </table:table-cell>
          <table:table-cell office:value-type="string">
            <text:p>SCREWTERMINAL-5MM-2</text:p>
          </table:table-cell>
          <table:table-cell table:number-columns-repeated="51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JP9</text:p>
          </table:table-cell>
          <table:table-cell office:value-type="string">
            <text:p>X-STO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JP10</text:p>
          </table:table-cell>
          <table:table-cell office:value-type="string">
            <text:p>Y-STO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3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JP11</text:p>
          </table:table-cell>
          <table:table-cell office:value-type="string">
            <text:p>Z-STO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3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JP12</text:p>
          </table:table-cell>
          <table:table-cell office:value-type="string">
            <text:p>BEDTEM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2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JP13</text:p>
          </table:table-cell>
          <table:table-cell office:value-type="string">
            <text:p>ENDTEMP</text:p>
          </table:table-cell>
          <table:table-cell/>
          <table:table-cell office:value-type="string">
            <text:p>M023.5MM</text:p>
          </table:table-cell>
          <table:table-cell office:value-type="string">
            <text:p>SCREWTERMINAL-3.5MM-2</text:p>
          </table:table-cell>
          <table:table-cell table:number-columns-repeated="42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JP14</text:p>
          </table:table-cell>
          <table:table-cell office:value-type="string">
            <text:p>AUTO-RST</text:p>
          </table:table-cell>
          <table:table-cell/>
          <table:table-cell office:value-type="string">
            <text:p>M02PTH</text:p>
          </table:table-cell>
          <table:table-cell office:value-type="string">
            <text:p>1X02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JP15</text:p>
          </table:table-cell>
          <table:table-cell office:value-type="string">
            <text:p>VREG/USB</text:p>
          </table:table-cell>
          <table:table-cell/>
          <table:table-cell office:value-type="string">
            <text:p>M03PTH</text:p>
          </table:table-cell>
          <table:table-cell office:value-type="string">
            <text:p>1X03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JP16</text:p>
          </table:table-cell>
          <table:table-cell office:value-type="string">
            <text:p>M05X2PTH</text:p>
          </table:table-cell>
          <table:table-cell/>
          <table:table-cell office:value-type="string">
            <text:p>M05X2PTH</text:p>
          </table:table-cell>
          <table:table-cell office:value-type="string">
            <text:p>AVR_ICSP</text:p>
          </table:table-cell>
          <table:table-cell table:number-columns-repeated="5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office:value-type="string">
            <text:p>JP17</text:p>
          </table:table-cell>
          <table:table-cell office:value-type="string">
            <text:p>AVR_SPI_PRG_6PTH</text:p>
          </table:table-cell>
          <table:table-cell/>
          <table:table-cell office:value-type="string">
            <text:p>AVR_SPI_PRG_6PTH</text:p>
          </table:table-cell>
          <table:table-cell office:value-type="string">
            <text:p>2X3</text:p>
          </table:table-cell>
          <table:table-cell table:number-columns-repeated="43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6"/>
        </table:table-row>
        <table:table-row table:style-name="ro1">
          <table:table-cell office:value-type="string">
            <text:p>JS1</text:p>
          </table:table-cell>
          <table:table-cell office:value-type="string">
            <text:p>HOTBED_BYPASS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JS2</text:p>
          </table:table-cell>
          <table:table-cell office:value-type="string">
            <text:p>HOTEND_BYPASS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JS3</text:p>
          </table:table-cell>
          <table:table-cell office:value-type="string">
            <text:p>FAN_BYPASS</text:p>
          </table:table-cell>
          <table:table-cell/>
          <table:table-cell office:value-type="string">
            <text:p>JUMPER-2SMD-NO</text:p>
          </table:table-cell>
          <table:table-cell office:value-type="string">
            <text:p>SJ_2S-NO</text:p>
          </table:table-cell>
          <table:table-cell table:number-columns-repeated="4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string">
            <text:p>JS16</text:p>
          </table:table-cell>
          <table:table-cell office:value-type="string">
            <text:p>MS3</text:p>
          </table:table-cell>
          <table:table-cell/>
          <table:table-cell office:value-type="string">
            <text:p>JUMPER-2SMD-NC</text:p>
          </table:table-cell>
          <table:table-cell office:value-type="string">
            <text:p>SJ_2S</text:p>
          </table:table-cell>
          <table:table-cell table:number-columns-repeated="56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office:value-type="string">
            <text:p>L1</text:p>
          </table:table-cell>
          <table:table-cell office:value-type="string">
            <text:p>DEBUG</text:p>
          </table:table-cell>
          <table:table-cell/>
          <table:table-cell office:value-type="string">
            <text:p>LED1206</text:p>
          </table:table-cell>
          <table:table-cell office:value-type="string">
            <text:p>LED-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M1</text:p>
          </table:table-cell>
          <table:table-cell office:value-type="string">
            <text:p>RFP30N06LE</text:p>
          </table:table-cell>
          <table:table-cell/>
          <table:table-cell office:value-type="string">
            <text:p>MOSFET-NCHANNELFDD8580</text:p>
          </table:table-cell>
          <table:table-cell office:value-type="string">
            <text:p>DPAK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M2</text:p>
          </table:table-cell>
          <table:table-cell office:value-type="string">
            <text:p>RFP30N06LE</text:p>
          </table:table-cell>
          <table:table-cell/>
          <table:table-cell office:value-type="string">
            <text:p>MOSFET-NCHANNELFDD8580</text:p>
          </table:table-cell>
          <table:table-cell office:value-type="string">
            <text:p>DPAK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M3</text:p>
          </table:table-cell>
          <table:table-cell office:value-type="string">
            <text:p>RFP30N06LE</text:p>
          </table:table-cell>
          <table:table-cell/>
          <table:table-cell office:value-type="string">
            <text:p>MOSFET-NCHANNELFDD8580</text:p>
          </table:table-cell>
          <table:table-cell office:value-type="string">
            <text:p>DPAK</text:p>
          </table:table-cell>
          <table:table-cell table:number-columns-repeated="44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5"/>
        </table:table-row>
        <table:table-row table:style-name="ro1">
          <table:table-cell office:value-type="string">
            <text:p>MS-X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8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2"/>
        </table:table-row>
        <table:table-row table:style-name="ro1">
          <table:table-cell office:value-type="string">
            <text:p>MS-X1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7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MS-X2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7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MS-X3</text:p>
          </table:table-cell>
          <table:table-cell table:number-columns-repeated="2"/>
          <table:table-cell office:value-type="string">
            <text:p>SOLDERJUMPER_2WAYCONNECTED</text:p>
          </table:table-cell>
          <table:table-cell office:value-type="string">
            <text:p>SJ_3_CONNECTED</text:p>
          </table:table-cell>
          <table:table-cell table:number-columns-repeated="37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3"/>
        </table:table-row>
        <table:table-row table:style-name="ro1">
          <table:table-cell office:value-type="string">
            <text:p>Q1</text:p>
          </table:table-cell>
          <table:table-cell office:value-type="string">
            <text:p>16MHZ</text:p>
          </table:table-cell>
          <table:table-cell/>
          <table:table-cell office:value-type="string">
            <text:p>CSTCR6M00G53Z</text:p>
          </table:table-cell>
          <table:table-cell office:value-type="string">
            <text:p>CSTCR6M</text:p>
          </table:table-cell>
          <table:table-cell table:number-columns-repeated="55"/>
          <table:table-cell office:value-type="string">
            <text:p>murata-filt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9"/>
        </table:table-row>
        <table:table-row table:style-name="ro1">
          <table:table-cell office:value-type="string">
            <text:p>R1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5</text:p>
          </table:table-cell>
          <table:table-cell office:value-type="string">
            <text:p>4k7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3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7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8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3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3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string">
            <text:p>R10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  <table:table-cell/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table:number-columns-repeated="60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R13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14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15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16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17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18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19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0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21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2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3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4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25</text:p>
          </table:table-cell>
          <table:table-cell office:value-type="string">
            <text:p>1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26</text:p>
          </table:table-cell>
          <table:table-cell office:value-type="string">
            <text:p>1K</text:p>
          </table:table-cell>
          <table:table-cell/>
          <table:table-cell office:value-type="string">
            <text:p>RESISTOR1206</text:p>
          </table:table-cell>
          <table:table-cell table:number-columns-repeated="44"/>
          <table:table-cell office:value-type="float" office:value="1206">
            <text:p>1206</text:p>
          </table:table-cell>
          <table:table-cell table:number-columns-repeated="17"/>
          <table:table-cell office:value-type="string">
            <text:p>SparkFun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R27</text:p>
          </table:table-cell>
          <table:table-cell office:value-type="string">
            <text:p>10k</text:p>
          </table:table-cell>
          <table:table-cell/>
          <table:table-cell office:value-type="string">
            <text:p>RTRIM-ST-4EA</text:p>
          </table:table-cell>
          <table:table-cell office:value-type="string">
            <text:p>RTRIM-ST4ETB</text:p>
          </table:table-cell>
          <table:table-cell table:number-columns-repeated="5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18"/>
        </table:table-row>
        <table:table-row table:style-name="ro1">
          <table:table-cell office:value-type="string">
            <text:p>R28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29</text:p>
          </table:table-cell>
          <table:table-cell office:value-type="string">
            <text:p>0.11R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30</text:p>
          </table:table-cell>
          <table:table-cell office:value-type="string">
            <text:p>1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1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32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3</text:p>
          </table:table-cell>
          <table:table-cell office:value-type="string">
            <text:p>200R</text:p>
          </table:table-cell>
          <table:table-cell/>
          <table:table-cell office:value-type="string">
            <text:p>R-EU_0309/V</text:p>
          </table:table-cell>
          <table:table-cell office:value-type="string">
            <text:p>0309V</text:p>
          </table:table-cell>
          <table:table-cell table:number-columns-repeated="59"/>
          <table:table-cell office:value-type="string">
            <text:p>rcl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R34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5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6</text:p>
          </table:table-cell>
          <table:table-cell office:value-type="string">
            <text:p>10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0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8"/>
        </table:table-row>
        <table:table-row table:style-name="ro1">
          <table:table-cell office:value-type="string">
            <text:p>R37</text:p>
          </table:table-cell>
          <table:table-cell office:value-type="string">
            <text:p>4k7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8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R39</text:p>
          </table:table-cell>
          <table:table-cell office:value-type="string">
            <text:p>20k</text:p>
          </table:table-cell>
          <table:table-cell/>
          <table:table-cell office:value-type="string">
            <text:p>RESISTOR_0805</text:p>
          </table:table-cell>
          <table:table-cell office:value-type="string">
            <text:p>RESC2012X70N</text:p>
          </table:table-cell>
          <table:table-cell table:number-columns-repeated="51"/>
          <table:table-cell office:value-type="string">
            <text:p>ipc-7351-resistor</text:p>
          </table:table-cell>
          <table:table-cell/>
          <table:table-cell office:value-type="float" office:value="1">
            <text:p>1</text:p>
          </table:table-cell>
          <table:table-cell table:number-columns-repeated="27"/>
        </table:table-row>
        <table:table-row table:style-name="ro1">
          <table:table-cell office:value-type="string">
            <text:p>U1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2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3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U4</text:p>
          </table:table-cell>
          <table:table-cell office:value-type="string">
            <text:p>A4982</text:p>
          </table:table-cell>
          <table:table-cell/>
          <table:table-cell office:value-type="string">
            <text:p>A4982</text:p>
          </table:table-cell>
          <table:table-cell office:value-type="string">
            <text:p>TSSOP-24</text:p>
          </table:table-cell>
          <table:table-cell table:number-columns-repeated="62"/>
          <table:table-cell office:value-type="string">
            <text:p>printrbot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X1</text:p>
          </table:table-cell>
          <table:table-cell office:value-type="string">
            <text:p>MICROSD</text:p>
          </table:table-cell>
          <table:table-cell/>
          <table:table-cell table:number-columns-repeated="2" office:value-type="string">
            <text:p>MICROSD</text:p>
          </table:table-cell>
          <table:table-cell table:number-columns-repeated="59"/>
          <table:table-cell office:value-type="string">
            <text:p>adafruit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string">
            <text:p>X2</text:p>
          </table:table-cell>
          <table:table-cell office:value-type="string">
            <text:p>MINI-USB-SHIELD-UX60-MB-5ST</text:p>
          </table:table-cell>
          <table:table-cell/>
          <table:table-cell office:value-type="string">
            <text:p>UX60-MB-5ST</text:p>
          </table:table-cell>
          <table:table-cell office:value-type="string">
            <text:p>con-hirose</text:p>
          </table:table-cell>
          <table:table-cell table:number-columns-repeated="81"/>
        </table:table-row>
        <table:table-row table:style-name="ro1" table:number-rows-repeated="1048443">
          <table:table-cell table:number-columns-repeated="86"/>
        </table:table-row>
        <table:table-row table:style-name="ro1">
          <table:table-cell table:number-columns-repeated="8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7-26T16:33:32</dc:date>
    <dc:creator>Adrian Bowyer</dc:creator>
    <meta:generator>LibreOffice/3.5$Linux_x86 LibreOffice_project/350m1$Build-2</meta:generator>
    <meta:editing-duration>PT2M34S</meta:editing-duration>
    <meta:editing-cycles>4</meta:editing-cycles>
    <meta:document-statistic meta:table-count="1" meta:cell-count="745" meta:object-count="0"/>
  </office:meta>
</office:document-meta>
</file>